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Standard" style:list-style-name="L1">
      <style:text-properties officeooo:paragraph-rsid="00173ea2"/>
    </style:style>
    <style:style style:name="P18" style:family="paragraph" style:parent-style-name="Standard" style:list-style-name="L1">
      <style:text-properties officeooo:paragraph-rsid="000ba387"/>
    </style:style>
    <style:style style:name="P19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0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1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2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8aa11" style:font-size-asian="12pt" style:font-size-complex="12pt"/>
    </style:style>
    <style:style style:name="T14" style:family="text">
      <style:text-properties fo:font-size="12pt" officeooo:rsid="0028abaa" style:font-size-asian="12pt" style:font-size-complex="12pt"/>
    </style:style>
    <style:style style:name="T15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d0a62"/>
    </style:style>
    <style:style style:name="T19" style:family="text">
      <style:text-properties style:text-underline-style="solid" style:text-underline-width="auto" style:text-underline-color="font-color" officeooo:rsid="0022845a"/>
    </style:style>
    <style:style style:name="T20" style:family="text">
      <style:text-properties style:text-underline-style="solid" style:text-underline-width="auto" style:text-underline-color="font-color" officeooo:rsid="0025d218"/>
    </style:style>
    <style:style style:name="T21" style:family="text">
      <style:text-properties style:text-underline-style="solid" style:text-underline-width="auto" style:text-underline-color="font-color" officeooo:rsid="0028aa11"/>
    </style:style>
    <style:style style:name="T22" style:family="text">
      <style:text-properties style:text-underline-style="solid" style:text-underline-width="auto" style:text-underline-color="font-color" officeooo:rsid="0028abaa"/>
    </style:style>
    <style:style style:name="T23" style:family="text">
      <style:text-properties officeooo:rsid="000e7405"/>
    </style:style>
    <style:style style:name="T24" style:family="text">
      <style:text-properties officeooo:rsid="00173ea2"/>
    </style:style>
    <style:style style:name="T25" style:family="text">
      <style:text-properties officeooo:rsid="0017b8e8"/>
    </style:style>
    <style:style style:name="T26" style:family="text">
      <style:text-properties officeooo:rsid="00186b29"/>
    </style:style>
    <style:style style:name="T27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<text:span text:style-name="T27">Μοίρες,</text:span> <text:span text:style-name="T26">[PD]</text:span>/<text:span text:style-name="T26">[PM]/[PY]</text:span></text:p>
            <text:p text:style-name="P15"/>
            <text:p text:style-name="P15">Aριθμός πρωτοκόλλου: <text:span text:style-name="T26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5">Αρίθμ. Απόφασης <text:span text:style-name="T26">[DNO]</text:span>/<text:span text:style-name="T26">[DY]</text:span></text:p>
          </table:table-cell>
        </table:table-row>
      </table:table>
      <text:p text:style-name="P1"/>
      <text:p text:style-name="P3"><text:span text:style-name="T16">Θέμα</text:span>: <text:span text:style-name="T17">Χορήγηση </text:span><text:span text:style-name="T19">ειδικής</text:span><text:span text:style-name="T17"> άδειας </text:span><text:span text:style-name="T20">απουσίας λόγω </text:span><text:span text:style-name="T22">αιμοδοσίας</text:span><text:span text:style-name="T17"> </text:span><text:span text:style-name="T18">σε [ANAPLIROTI]</text:span></text:p>
      <text:p text:style-name="P2"/>
      <text:p text:style-name="P5">Έχοντας υπόψη </text:p>
      <text:p text:style-name="P5"/>
      <text:list xml:id="list2760289431" text:style-name="L1">
        <text:list-item>
          <text:p text:style-name="P19">Τις διατάξεις των άρθρων 2, 48 και 49 του Ν.3528/07 (ΦΕΚ 26/9.2.2007 τ.Α)</text:p>
        </text:list-item>
        <text:list-item>
          <text:p text:style-name="P20">Την με αρίθμ. <text:span text:style-name="T23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7"><text:span text:style-name="T4">Την με αριθ</text:span>μ. <text:span text:style-name="T24">Πρωτ. </text:span>Φ.351.5/43/67822/Δ1 –<text:span text:style-name="T25"> 5-5-2014</text:span> <text:span text:style-name="T25">εγκύκλιο του Υπουργείου Παιδείας και Θρησκευμάτων.</text:span></text:p>
        </text:list-item>
        <text:list-item>
          <text:p text:style-name="P18"><text:span text:style-name="T5">Την από </text:span><text:span text:style-name="T15">[DATE_OF_REQUEST]</text:span><text:span text:style-name="T5"> και με αριθμ. </text:span><text:span text:style-name="T7">π</text:span><text:span text:style-name="T5">ρωτ. </text:span><text:span text:style-name="T15">[PROTOCOL_OF_REQUEST]</text:span><text:span text:style-name="T5"> αίτηση </text:span><text:span text:style-name="T8">[TOY]</text:span><text:span text:style-name="T5"> </text:span><text:span text:style-name="T10">[ANAPLIROTI_GEN] </text:span><text:span text:style-name="T16">[LAST_NAME_GEN] [FIRST_NAME_GEN]</text:span><text:span text:style-name="T5"> του </text:span><text:span text:style-name="T15">[FATHER_NAME_GEN]</text:span><text:span text:style-name="T5">, εκπαιδευτικού λειτουργού κλάδου </text:span><text:span text:style-name="T15">[SPECIALTY]</text:span><text:span text:style-name="T5">. <text:s/></text:span></text:p>
        </text:list-item>
      </text:list>
      <text:p text:style-name="P2"/>
      <text:p text:style-name="P4">ΑΠΟΦΑΣΙΖΟΥΜΕ</text:p>
      <text:p text:style-name="P2"/>
      <text:p text:style-name="P8"><text:span text:style-name="T5">Χορηγούμε </text:span><text:span text:style-name="T6">[STON] </text:span><text:span text:style-name="T11">[ANAPLIROTI]</text:span><text:span text:style-name="T16"> [LAST_NAME_AIT] [FIRST_NAME_AIT]</text:span><text:span text:style-name="T5"> του </text:span><text:span text:style-name="T15">[FATHER_NAME_GEN],</text:span><text:span text:style-name="T5"> εκπαιδευτικ</text:span><text:span text:style-name="T9">ό</text:span><text:span text:style-name="T5"> κλάδου </text:span><text:span text:style-name="T15">[SPECIALTY]</text:span><text:span text:style-name="T5">, </text:span><text:span text:style-name="T15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4">ΑΙΜΟΔΟΣΙΑΣ</text:span><text:span text:style-name="T12"> </text:span><text:span text:style-name="T5">με αποδοχές από </text:span><text:span text:style-name="T15">[STARTING_DATE]</text:span><text:span text:style-name="T5"> έως και </text:span><text:span text:style-name="T15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3159093847" text:style-name="L2">
              <text:list-item>
                <text:p text:style-name="P21">Στο φάκελο του/της εκπ/κού που τηρείται στη σχ. μονάδα</text:p>
              </text:list-item>
              <text:list-item>
                <text:p text:style-name="P21">Δ/νση Δ/θμιας Εκπ/σης</text:p>
              </text:list-item>
              <text:list-item>
                <text:p text:style-name="P21">Ενδιαφερόμενο/η</text:p>
              </text:list-item>
              <text:list-item>
                <text:p text:style-name="P22">Εξερχόμενα</text:p>
              </text:list-item>
              <text:list-item>
                <text:p text:style-name="P22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20T11:45:10.903224923</dc:date>
    <dc:creator>Ιωάννης Χαριτάκης</dc:creator>
    <meta:editing-duration>PT3H13M22S</meta:editing-duration>
    <meta:editing-cycles>22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2" meta:word-count="174" meta:character-count="1467" meta:non-whitespace-character-count="1323"/>
  </office:meta>
</office:document-meta>
</file>